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586879071003447" calcext:value-type="float">
            <text:p>0.000586879071003</text:p>
          </table:table-cell>
          <table:table-cell office:value-type="float" office:value="0.00033578637521714" calcext:value-type="float">
            <text:p>0.00033578637521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82159082081031" calcext:value-type="float">
            <text:p>0.000882159082081</text:p>
          </table:table-cell>
          <table:table-cell office:value-type="float" office:value="0.000721824685266862" calcext:value-type="float">
            <text:p>0.00072182468526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393834247208562" calcext:value-type="float">
            <text:p>0.000393834247209</text:p>
          </table:table-cell>
          <table:table-cell office:value-type="float" office:value="0.000380262890151546" calcext:value-type="float">
            <text:p>0.00038026289015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452997929338987" calcext:value-type="float">
            <text:p>0.000452997929339</text:p>
          </table:table-cell>
          <table:table-cell office:value-type="float" office:value="0.00037513131974265" calcext:value-type="float">
            <text:p>0.00037513131974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434395420597866" calcext:value-type="float">
            <text:p>0.000434395420598</text:p>
          </table:table-cell>
          <table:table-cell office:value-type="float" office:value="0.000351795752067119" calcext:value-type="float">
            <text:p>0.00035179575206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0.000382187524034331" calcext:value-type="float">
            <text:p>0.000382187524034</text:p>
          </table:table-cell>
          <table:table-cell table:style-name="ce3" office:value-type="float" office:value="0.000249080534558743" calcext:value-type="float">
            <text:p>0.00024908053455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7])" office:value-type="float" office:value="0.000382187524034331" calcext:value-type="float">
            <text:p>0.000382187524034</text:p>
          </table:table-cell>
          <table:table-cell table:style-name="Default" table:formula="of:=MIN([.G2:.G7])" office:value-type="float" office:value="0.000249080534558743" calcext:value-type="float">
            <text:p>0.000249080534559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7:58:25.042901061</dc:date>
    <meta:editing-duration>PT42S</meta:editing-duration>
    <meta:editing-cycles>1</meta:editing-cycles>
    <meta:generator>LibreOffice/6.0.7.3$Linux_X86_64 LibreOffice_project/00m0$Build-3</meta:generator>
    <meta:document-statistic meta:table-count="1" meta:cell-count="71" meta:object-count="0"/>
  </office:meta>
</office:document-meta>
</file>